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0.5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age_ID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Antwortart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Antwort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1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ig Fahrradwege, Ampelschalt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ssad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9,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degar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ache2,Elsa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lelstraß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ft, Biodiversität, Lebensqualitä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ssade, Brache, Pflanzenkübel, Otto-Runki-Platz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7,9,10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tläufige Fläch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i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ißner 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lbreuer@posteo.net" xlink:type="simple">lbreuer@posteo.net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überall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7,8,9,10,11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leinzschoch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, Brücke Kohlwe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Catcal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1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senbahnstraße, Autoverkeh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, Biodiversität, Kli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flanzenkübel, Platzverteilu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7,8,9,10,11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dwig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tanjaaziza@gmail.com" xlink:type="simple">tanjaaziza@gmail.com</text:a></text:p>
          </table:table-cell>
          <table:table-cell office:value-type="string" calcext:value-type="string">
            <text:p>schlecht lesb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, Mariannen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</text:p>
          </table:table-cell>
          <table:table-cell office:value-type="string" calcext:value-type="string">
            <text:p>Catca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5</text:p>
          </table:table-cell>
          <table:table-cell office:value-type="string" calcext:value-type="string">
            <text:p>1,1,2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qualitä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chbeet, Dach, Bienenwies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7,8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zu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ußwege, Haltestell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ach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</text:p>
          </table:table-cell>
          <table:table-cell office:value-type="string" calcext:value-type="string">
            <text:p>Catcall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überall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7,9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st vor Aufwertu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st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ücke Herrmann-Liebman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, Kli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umscheib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7,8,11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senbahnstraße, Autoverkeh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iversitä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4</text:p>
          </table:table-cell>
          <table:table-cell office:value-type="string" calcext:value-type="string">
            <text:p>1,3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llehaus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ache, East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</text:p>
          </table:table-cell>
          <table:table-cell office:value-type="string" calcext:value-type="string">
            <text:p>Catcall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2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calls, Autoverkeh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im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7,8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sa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di, Orte mit Müll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,1,1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geparkte Kreuzung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achen, Bäume Pflanz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elplätze, mehr grü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dwig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attige Plätz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senbahnstraße, Autoverkeh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, Biodiversitä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7,8,9,10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r grü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ülow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l.gronemann@gmx.de" xlink:type="simple">l.gronemann@gmx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überall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qualitä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nterhöfe, Bakone, leere Fläch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5,7,8,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dwig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lukasschulze5@web.de" xlink:type="simple">lukasschulze5@web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ach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qualitä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ächer, Pflanzenkübel, Hängetöpf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7,8,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hefläch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ützenhaus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ielplätze, 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senbahnstraße, Rabet</text:p>
          </table:table-cell>
          <table:table-cell office:value-type="string" calcext:value-type="string">
            <text:p>Autoverkehr, drecki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4</text:p>
          </table:table-cell>
          <table:table-cell office:value-type="string" calcext:value-type="string">
            <text:p>1,1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ig Fahrradwe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qualität, Lär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, Parks statt Wagenbur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7,8,10,11,13</text:p>
          </table:table-cell>
          <table:table-cell office:value-type="string" calcext:value-type="string">
            <text:p>Papierkörb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r grü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englisch, polnisch, tschechisc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arlette.meissner@web.de" xlink:type="simple">arlette.meissner@web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stpark, Mariann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di, Hildegardstraße, Rabet, Kriminalitä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,2,2,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, Lebensqualitä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, Erweiterung Park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5,7,8,9,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4,5,6</text:p>
          </table:table-cell>
          <table:table-cell office:value-type="string" calcext:value-type="string">
            <text:p>armenisc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d.rushanyan@hotmail.com" xlink:type="simple">d.rushanyan@hotmail.com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rückte Mensch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qualitä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ach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7,9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abisch, türkis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rsebur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ameralabboush@gmail.com" xlink:type="simple">ameralabboush@gmail.com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ß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table:number-columns-repeated="2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, verrückte Mensch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gefüh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ich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or der Brache</text:p>
          </table:table-cell>
          <table:table-cell office:value-type="string" calcext:value-type="string">
            <text:p>Belästigu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5</text:p>
          </table:table-cell>
          <table:table-cell office:value-type="string" calcext:value-type="string">
            <text:p>1,1,2,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ig Fahrradwe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gefüh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8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tzung von Freifläch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nra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ücke Kohlwe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5</text:p>
          </table:table-cell>
          <table:table-cell office:value-type="string" calcext:value-type="string">
            <text:p>2,1,3,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ig Fahrradwe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7,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3,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uptstraß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1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üll, komische Gestalten, Bahnen, Betrunke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gefüh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äume. Büsche, Hochbeet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3,7,8,9,10,11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sapark, Mariannen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, Aldi, 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zung Eisenbahnstraße Herrmann-Liebmann, Aldi, drecki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im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äume, essbare Pflanzen auf Brachen, Parks, Freifläch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7,8,11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fläch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udnitz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mariella.bothke@web.de" xlink:type="simple">mariella.bothke@web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st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chts in Seitenstraß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4</text:p>
          </table:table-cell>
          <table:table-cell office:value-type="string" calcext:value-type="string">
            <text:p>2,2,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, Lär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umscheib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7,8,9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r grü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üdvorstad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rh.constructive@gmail.com" xlink:type="simple">rh.constructive@gmail.com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4,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, Mariannen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, Lebensqualitä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über Grafittiflächen, Tramstati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7,8,9,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schen haben jetzt Ang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4</text:p>
          </table:table-cell>
          <table:table-cell office:value-type="string" calcext:value-type="string">
            <text:p>englisch, arabis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degar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aliamine260@yahoo.com" xlink:type="simple">aliamine260@yahoo.com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ach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1,3,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5,7,8,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hrradbrück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, Lär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äume in 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sketball Cour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ache</text:p>
          </table:table-cell>
          <table:table-cell office:value-type="string" calcext:value-type="string">
            <text:p>Übergriffi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3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ä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äume in 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7,8,9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är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7,8,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lagwitz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hwe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urzner 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uspielplatz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1,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en Vorgart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ßen, Däch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8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degar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4,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, Brücke Kohlwe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1,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euzung Eisenbahnstraße Herrmann-Liebmann, Wenig Fahrradweg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r Spielfläch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testellen, Parkplätz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7,8,9,10,11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ul-Heyse-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angelika_semenow@yahoo.de" xlink:type="simple">angelika_semenow@yahoo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-Bahnhöfe Bennings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5</text:p>
          </table:table-cell>
          <table:table-cell office:value-type="string" calcext:value-type="string">
            <text:p>1,1,3,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Ästhetik, Klim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3,7,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r spaziergäng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Ludwigstraße Hedwig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Ludwigstraße Einertstraße</text:p>
          </table:table-cell>
          <table:table-cell office:value-type="string" calcext:value-type="string">
            <text:p>keine Bäum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 Fahrrad auf der Eisenbahnstraß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, Klim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genetz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8,9,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htigkeit klarer geworde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ultze-Delitzsch 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p.fiedler@posteo.de" xlink:type="simple">p.fiedler@posteo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, Rabet, 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übersichtlich, Autoverkeh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fft Möglichkeit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ßenran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7,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r grü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urzener 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ks, Freifläch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Drogenhand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bene Fußwege, schwer wenn al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 gibt schn viel grü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ne Fußwege sind uns wichtig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dwig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4" calcext:value-type="float">
            <text:p>1,4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ä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degar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8,10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arabisc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degar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float" office:value="1629834723" calcext:value-type="float">
            <text:p>16298347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gefühl, Klima, Insektenschutz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ssade, Dächer, Hochbeet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7,8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öcker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fé-Meil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s Autofahrer auf 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3,4</text:p>
          </table:table-cell>
          <table:table-cell office:value-type="string" calcext:value-type="string">
            <text:p>3,3,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zu wenig Platz für ÖPNV, Fahrräder, Autos Fußgäng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ektenschutz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chbeete, Straßenrand, Gemeinschaftsgärt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11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öcker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wege auf 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5</text:p>
          </table:table-cell>
          <table:table-cell office:value-type="string" calcext:value-type="string">
            <text:p>3,3,3,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im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nenhöf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3,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hrradbrück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im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sa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vermüll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2,1,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im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ächer, Fassad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3,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hlgart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stadt-Neuschönefel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constantin.kriegenbarg@stud.htwk-leipzig.de" xlink:type="simple">constantin.kriegenbarg@stud.htwk-leipzig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Esse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ücke Kohlwe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4" calcext:value-type="float">
            <text:p>1,4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gefüh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ußwe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,7,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üd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jesswagner@gmx.de" xlink:type="simple">jesswagner@gmx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se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ücke Kohlwe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gefühl, Klim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leingärten, Fassade, Däche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7,8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r Zeit im freie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üdvorstad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überall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ücke Kohlwe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ftqualität, Ästheti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ßenraänder in Kohlgartenstraße, Balkon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float" office:value="8.13" calcext:value-type="float">
            <text:p>8,13</text:p>
          </table:table-cell>
          <table:table-cell office:value-type="string" calcext:value-type="string">
            <text:p>Mülleim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ücke Kohlwe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1,1,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im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3,8,13</text:p>
          </table:table-cell>
          <table:table-cell office:value-type="string" calcext:value-type="string">
            <text:p>Freisitz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r Bänke und Mülleim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hlgart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park, 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ichst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2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diversitä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kbuchten, Kübel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7,8,9,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holungsräum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degar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olkmarsdor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voirsue@freenet.de" xlink:type="simple">voirsue@freenet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park, 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stpark</text:p>
          </table:table-cell>
          <table:table-cell office:value-type="string" calcext:value-type="string">
            <text:p>Mü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1,1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, Polize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gefüh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achen, vor jedem Hau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7,8,9,11,13</text:p>
          </table:table-cell>
          <table:table-cell office:value-type="string" calcext:value-type="string">
            <text:p>Graffitifläche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degar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stpark, Platz an der Lukaskirch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uzung Eisenbahnstraße Herrmann-Liebmann, 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chbeet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7,8,10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italienisc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dwig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federicafarfariello7@gmail.com" xlink:type="simple">federicafarfariello7@gmail.com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chbeete auf Gehweg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rmann-Liebmann-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log Café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to-Runki-Platz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verkeh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äum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ielplatz an der Kirch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6,8,9,10,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hr zu Fuß und Rad unterweg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david.mueller@gmail.com" xlink:type="simple">david.mueller@gmail.com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ücke Herrmann-Liebman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4</text:p>
          </table:table-cell>
          <table:table-cell office:value-type="string" calcext:value-type="string">
            <text:p>1,1,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wechslu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enpar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degar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6,7,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senbahn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jektgebi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agriliapo@hotmail.com" xlink:type="simple">agriliapo@hotmail.com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ßenbah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st vor Gewal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ima, Biodiversität, Ästheti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ßen mit weniger Auto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7,8,9,10,12,13</text:p>
          </table:table-cell>
          <table:table-cell office:value-type="string" calcext:value-type="string">
            <text:p>chille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newitz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in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float" office:value="1.3" calcext:value-type="float">
            <text:p>1,3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bensgefüh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umscheiben, Brachfläche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6,7,8,9,10,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arf nach mehr Freifläch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3,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ndena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sophia@eexistence.de" xlink:type="simple">sophia@eexistence.de</text:a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Was ist deine Verbindung zum Leipziger Osten?</text:p>
          </table:table-cell>
          <table:table-cell office:value-type="string" calcext:value-type="string">
            <text:p>MC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Schul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Was ist dein Lieblingsort im öffentlichen Raum im Projektgebi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et, Bauspielplatz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Wo hälst du dich im öffentlichen Raum nicht gerne auf, warum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Wie bewegst du dich im Projekt fort?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,2,8</text:p>
          </table:table-cell>
          <table:table-cell office:value-type="string" calcext:value-type="string">
            <text:p>1,1,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Fühlst du dich auf deinen Verkehrswegen im Projektgebiet sicher?</text:p>
          </table:table-cell>
          <table:table-cell office:value-type="string" calcext:value-type="string">
            <text:p>B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senbahnstraße, Hildegardstraß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st Begrünung im Straßenrau wichtig für dich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stheti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Wo kann Begrünung in deiner Nachbarschaft stattfind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Wofür wünschst du dir mehr Platz im öffentlichen Raum?</text:p>
          </table:table-cell>
          <table:table-cell office:value-type="string" calcext:value-type="string">
            <text:p>MC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Haben sich deine Wünsche an den öffentlichen Raum durch Corona veränder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niger Mül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st du Lust Straßenraum in deiner Nachbarschaft mitzugestalten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ast du Lust bei Aktionen des SUPERBLOCKS e.V. mitzuhelfen?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ie möchtest du dich beteildigen?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ohnst du im Projektgebiet?</text:p>
          </table:table-cell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 welcher Straße wohnst du?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degardstraß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 welchem Stadtteil wohnst du?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nterwegs mit?</text:p>
          </table:table-cell>
          <table:table-cell office:value-type="string" calcext:value-type="string">
            <text:p>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</table:table>
      <table:table table:name="Tabe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C_F_ID</text:p>
          </table:table-cell>
          <table:table-cell office:value-type="string" calcext:value-type="string">
            <text:p>MC_A_ID</text:p>
          </table:table-cell>
          <table:table-cell office:value-type="string" calcext:value-type="string">
            <text:p>MC_Antwort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h wohne hier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h arbeite hier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 bin zu Besuch hier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h bin zum einkaufen hier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h bringe mein Kinder zur Bildungseinrichtung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h besuche eine kulturelle oder soziale Einrichtung/Veranstaltung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nstiges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 Fuß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rrad/E-Fahrrad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ÖPNV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genes Auto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sharing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xi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eferfahrzeug,Transport,Pflegedienst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-Roller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nstiges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bewegung zu Fuß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rradfahre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hrradparke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fahre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 parke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lieferung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ziergänge im Grüne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holung/Menschen treffe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wegung/Sportfläche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iele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ärtner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ustiere / Gassi gehen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nstiges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gene Ideen für Aktionen einbringen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reuung von Aktionen im Straßenraum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rbung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Übersetzungen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ördermitglied werden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 einen Bürgerrat an Planungsprozessen mitwirken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nstiges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s 10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16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27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-45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-60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 60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llator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lstuhl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derwagen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hts dav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15:06:43.268951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5:47:14.389303876</meta:creation-date>
    <dc:date>2022-05-04T17:11:31.751128300</dc:date>
    <meta:editing-duration>PT3H8M27S</meta:editing-duration>
    <meta:editing-cycles>57</meta:editing-cycles>
    <meta:generator>LibreOffice/7.2.6.2$Linux_X86_64 LibreOffice_project/20$Build-2</meta:generator>
    <meta:document-statistic meta:table-count="2" meta:cell-count="6519" meta:object-count="0"/>
  </office:meta>
</office:document-meta>
</file>